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667D0165F7F6D00A.png" manifest:media-type="image/png"/>
  <manifest:file-entry manifest:full-path="Pictures/100000000000005E0000005E2AE0DE6D99012D70.png" manifest:media-type="image/png"/>
  <manifest:file-entry manifest:full-path="Pictures/1000000000000462000000589ACB62EABBDEC345.png" manifest:media-type="image/png"/>
  <manifest:file-entry manifest:full-path="Pictures/10000000000000080000000884D992FE4BA6D708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Tahoma2" svg:font-family="Tahoma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9" style:family="table">
      <style:table-properties style:width="9.151cm" table:align="margins"/>
    </style:style>
    <style:style style:name="Tableau39.A" style:family="table-column">
      <style:table-column-properties style:column-width="2.609cm" style:rel-column-width="18685*"/>
    </style:style>
    <style:style style:name="Tableau39.B" style:family="table-column">
      <style:table-column-properties style:column-width="1.08cm" style:rel-column-width="7731*"/>
    </style:style>
    <style:style style:name="Tableau39.C" style:family="table-column">
      <style:table-column-properties style:column-width="1.663cm" style:rel-column-width="11917*"/>
    </style:style>
    <style:style style:name="Tableau39.D" style:family="table-column">
      <style:table-column-properties style:column-width="3.798cm" style:rel-column-width="27202*"/>
    </style:style>
    <style:style style:name="Tableau39.1" style:family="table-row">
      <style:table-row-properties style:min-row-height="0.6cm"/>
    </style:style>
    <style:style style:name="Tableau39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39.A2" style:family="table-cell">
      <style:table-cell-properties style:vertical-align="middle" fo:background-color="#a9ce7b" fo:padding="0.049cm" fo:border-left="2pt solid #ffffff" fo:border-right="none" fo:border-top="2pt solid #ffffff" fo:border-bottom="2pt solid #ffffff">
        <style:background-image/>
      </style:table-cell-properties>
    </style:style>
    <style:style style:name="Tableau39.B2" style:family="table-cell">
      <style:table-cell-properties style:vertical-align="middle" fo:background-color="transparent" fo:padding="0.049cm" fo:border-left="2pt solid #ffffff" fo:border-right="none" fo:border-top="2pt solid #ffffff" fo:border-bottom="2pt solid #ffffff">
        <style:background-image/>
      </style:table-cell-properties>
    </style:style>
    <style:style style:name="Tableau39.D2" style:family="table-cell">
      <style:table-cell-properties style:vertical-align="middle" fo:background-color="#ecf191" fo:padding="0.049cm" fo:border="2pt solid #ffffff">
        <style:background-image/>
      </style:table-cell-properties>
    </style:style>
    <style:style style:name="Tableau39.A3" style:family="table-cell">
      <style:table-cell-properties style:vertical-align="middle" fo:background-color="#a9ce7b" fo:padding="0.049cm" fo:border-left="2pt solid #ffffff" fo:border-right="none" fo:border-top="none" fo:border-bottom="2pt solid #ffffff">
        <style:background-image/>
      </style:table-cell-properties>
    </style:style>
    <style:style style:name="Tableau39.B3" style:family="table-cell">
      <style:table-cell-properties style:vertical-align="middle" fo:background-color="transparent" fo:padding="0.049cm" fo:border-left="2pt solid #ffffff" fo:border-right="none" fo:border-top="none" fo:border-bottom="2pt solid #ffffff">
        <style:background-image/>
      </style:table-cell-properties>
    </style:style>
    <style:style style:name="Tableau39.D3" style:family="table-cell">
      <style:table-cell-properties style:vertical-align="middle" fo:background-color="#ecf191" fo:padding="0.049cm" fo:border-left="2pt solid #ffffff" fo:border-right="2pt solid #ffffff" fo:border-top="none" fo:border-bottom="2pt solid #ffffff">
        <style:background-image/>
      </style:table-cell-properties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10f7046"/>
    </style:style>
    <style:style style:name="P46" style:family="paragraph" style:parent-style-name="Footer">
      <style:text-properties officeooo:paragraph-rsid="01120261"/>
    </style:style>
    <style:style style:name="P47" style:family="paragraph" style:parent-style-name="Footer">
      <style:text-properties officeooo:paragraph-rsid="008d016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Paragraphe">
      <style:text-properties officeooo:paragraph-rsid="0283f9c1"/>
    </style:style>
    <style:style style:name="P103" style:family="paragraph" style:parent-style-name="_5f_Paragraphe_5f_Correction">
      <style:text-properties officeooo:paragraph-rsid="0283f9c1"/>
    </style:style>
    <style:style style:name="P104" style:family="paragraph" style:parent-style-name="_5f_Paragraphe_5f_Correction">
      <style:paragraph-properties fo:margin-top="0.101cm" fo:margin-bottom="0cm" style:contextual-spacing="false"/>
    </style:style>
    <style:style style:name="P105" style:family="paragraph" style:parent-style-name="_5f_Footer_20_page_20_impaire_20__28_D_29_"/>
    <style:style style:name="P10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7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8" style:family="paragraph" style:parent-style-name="_5f_Footer_20_page_20_impaire_20__28_D_29_">
      <style:paragraph-properties fo:text-align="start" style:justify-single-word="false"/>
    </style:style>
    <style:style style:name="P109" style:family="paragraph" style:parent-style-name="_5f_Footer_20_page_20_paire_20__28_G_29_"/>
    <style:style style:name="P110" style:family="paragraph" style:parent-style-name="_5f_Footer_20_page_20_paire_20__28_G_29_">
      <style:text-properties fo:font-size="9pt" style:font-size-asian="9pt" style:font-size-complex="9pt"/>
    </style:style>
    <style:style style:name="P111" style:family="paragraph" style:parent-style-name="_5f_Paragraphe_5f_Correction">
      <style:text-properties officeooo:paragraph-rsid="02860296"/>
    </style:style>
    <style:style style:name="P112" style:family="paragraph" style:parent-style-name="_5f_Paragraphe_5f_Réponse_5f_Elève" style:list-style-name="_5f_Numérotation_20_des_20_exercices"/>
    <style:style style:name="P113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4" style:family="paragraph" style:parent-style-name="_5f_Paragraphe_5f_avec_5f_Num_5f_Question" style:list-style-name="_5f_Numérotation_20_des_20_exercices"/>
    <style:style style:name="P115" style:family="paragraph" style:parent-style-name="_5f_Paragraphe_5f_avec_5f_Num_5f_Question" style:list-style-name="_5f_Numérotation_20_des_20_exercices">
      <style:paragraph-properties fo:margin-top="0.199cm" fo:margin-bottom="0cm" style:contextual-spacing="false"/>
    </style:style>
    <style:style style:name="P116" style:family="paragraph" style:parent-style-name="_5f_Premier_5f_Titre_5f_Exercices_5f_avec_5f_Num_5f_Exo_5f_sans_5f_Titre" style:master-page-name="_31__5f_7_5f_SERIE_5f_M_5f_GAUCHE_5f_ET_5f_DROITE_5f_2COL">
      <style:paragraph-properties style:page-number="auto"/>
    </style:style>
    <style:style style:name="P117" style:family="paragraph" style:parent-style-name="_5f_Tableau_5f_Centré" style:list-style-name="List_20_1"/>
    <style:style style:name="P118" style:family="paragraph" style:parent-style-name="_5f_Tableau_5f_Centré_5f_Gras">
      <style:text-properties fo:font-weight="normal" style:font-weight-asian="normal" style:font-weight-complex="normal"/>
    </style:style>
    <style:style style:name="P119" style:family="paragraph" style:parent-style-name="_5f_Titre_5f_Exercices_5f_sans_5f_Titre" style:list-style-name="_5f_Numérotation_20_des_20_exercices"/>
    <style:style style:name="P120" style:family="paragraph">
      <style:paragraph-properties fo:text-align="center"/>
    </style:style>
    <style:style style:name="P12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22" style:family="paragraph">
      <loext:graphic-properties draw:fill="solid" draw:fill-color="#7fb241"/>
    </style:style>
    <style:style style:name="P12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d7e12c"/>
    </style:style>
    <style:style style:name="P12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9" style:family="paragraph">
      <loext:graphic-properties draw:fill="solid" draw:fill-color="#1ca2b8"/>
    </style:style>
    <style:style style:name="P13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" fo:font-weight="bold" officeooo:rsid="0246ec76"/>
    </style:style>
    <style:style style:name="T64" style:family="text">
      <style:text-properties fo:font-variant="small-caps" fo:color="#7fb241" loext:opacity="100%" style:font-name="Bitstream Vera Sans" fo:font-size="16pt" fo:font-weight="bold" officeooo:rsid="02768590"/>
    </style:style>
    <style:style style:name="T65" style:family="text">
      <style:text-properties fo:font-variant="small-caps" fo:color="#7fb241" loext:opacity="100%" style:font-name="Bitstream Vera Sans" fo:font-size="16pt" fo:font-weight="bold" officeooo:rsid="02859b2a"/>
    </style:style>
    <style:style style:name="T66" style:family="text">
      <style:text-properties fo:font-variant="small-caps" fo:color="#7fb241" loext:opacity="100%" style:font-name="Bitstream Vera Sans" fo:font-size="16pt" fo:font-weight="bold" officeooo:rsid="02860296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8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9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70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71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72" style:family="text">
      <style:text-properties fo:font-variant="small-caps" officeooo:rsid="0054f64f"/>
    </style:style>
    <style:style style:name="T73" style:family="text">
      <style:text-properties fo:font-variant="small-caps" officeooo:rsid="0096b4e2"/>
    </style:style>
    <style:style style:name="T74" style:family="text">
      <style:text-properties fo:font-variant="small-caps" officeooo:rsid="00a847d5"/>
    </style:style>
    <style:style style:name="T75" style:family="text">
      <style:text-properties fo:font-variant="small-caps" officeooo:rsid="007d7a6f"/>
    </style:style>
    <style:style style:name="T76" style:family="text">
      <style:text-properties fo:font-variant="small-caps" officeooo:rsid="00990660"/>
    </style:style>
    <style:style style:name="T77" style:family="text">
      <style:text-properties fo:font-variant="small-caps" officeooo:rsid="00b5d2d1"/>
    </style:style>
    <style:style style:name="T78" style:family="text">
      <style:text-properties fo:font-variant="small-caps" officeooo:rsid="00b6801f"/>
    </style:style>
    <style:style style:name="T79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9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50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51" style:family="text">
      <style:text-properties fo:text-transform="uppercase" fo:color="#808080" loext:opacity="100%" style:font-name="Bitstream Vera Sans" fo:font-size="9pt" officeooo:rsid="02859b2a" fo:background-color="transparent" loext:char-shading-value="0"/>
    </style:style>
    <style:style style:name="T152" style:family="text">
      <style:text-properties fo:text-transform="uppercase" fo:color="#808080" loext:opacity="100%" style:font-name="Bitstream Vera Sans" fo:font-size="9pt" officeooo:rsid="02860296" fo:background-color="transparent" loext:char-shading-value="0"/>
    </style:style>
    <style:style style:name="T153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4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5" style:family="text">
      <style:text-properties officeooo:rsid="0334a5be"/>
    </style:style>
    <style:style style:name="T15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7" style:family="text">
      <style:text-properties style:text-position="0% 100%" style:font-name="Times New Roman1" fo:font-style="normal" fo:font-weight="normal" officeooo:rsid="0031d787" fo:background-color="#ffff00" loext:char-shading-value="0" style:font-style-asian="normal" style:font-weight-asian="normal" style:font-style-complex="normal" style:font-weight-complex="normal"/>
    </style:style>
    <style:style style:name="T158" style:family="text">
      <style:text-properties style:text-position="0% 100%" officeooo:rsid="0283f9c1"/>
    </style:style>
    <style:style style:name="T159" style:family="text">
      <style:text-properties officeooo:rsid="0160d7ef"/>
    </style:style>
    <style:style style:name="T160" style:family="text">
      <style:text-properties officeooo:rsid="0072f07f"/>
    </style:style>
    <style:style style:name="T161" style:family="text">
      <style:text-properties officeooo:rsid="0268e0aa"/>
    </style:style>
    <style:style style:name="T162" style:family="text">
      <style:text-properties officeooo:rsid="026ec296"/>
    </style:style>
    <style:style style:name="T163" style:family="text">
      <style:text-properties officeooo:rsid="0272f9e5"/>
    </style:style>
    <style:style style:name="T164" style:family="text">
      <style:text-properties officeooo:rsid="02757f12"/>
    </style:style>
    <style:style style:name="T165" style:family="text">
      <style:text-properties officeooo:rsid="02735980"/>
    </style:style>
    <style:style style:name="T166" style:family="text">
      <style:text-properties officeooo:rsid="01b6dc57"/>
    </style:style>
    <style:style style:name="T167" style:family="text">
      <style:text-properties officeooo:rsid="00b5d2d1"/>
    </style:style>
    <style:style style:name="T168" style:family="text">
      <style:text-properties officeooo:rsid="015f088a"/>
    </style:style>
    <style:style style:name="T169" style:family="text">
      <style:text-properties officeooo:rsid="01f8729d"/>
    </style:style>
    <style:style style:name="T170" style:family="text">
      <style:text-properties officeooo:rsid="010c4d3a"/>
    </style:style>
    <style:style style:name="T171" style:family="text">
      <style:text-properties fo:font-size="16pt" style:font-size-asian="16pt" style:font-size-complex="16pt"/>
    </style:style>
    <style:style style:name="T172" style:family="text">
      <style:text-properties officeooo:rsid="00b6801f"/>
    </style:style>
    <style:style style:name="T173" style:family="text">
      <style:text-properties officeooo:rsid="016f3374"/>
    </style:style>
    <style:style style:name="T174" style:family="text">
      <style:text-properties officeooo:rsid="014407b5"/>
    </style:style>
    <style:style style:name="T175" style:family="text">
      <style:text-properties officeooo:rsid="008d016c"/>
    </style:style>
    <style:style style:name="T176" style:family="text">
      <style:text-properties officeooo:rsid="009e3fdd"/>
    </style:style>
    <style:style style:name="T177" style:family="text">
      <style:text-properties officeooo:rsid="00a4cf55"/>
    </style:style>
    <style:style style:name="T178" style:family="text">
      <style:text-properties officeooo:rsid="005a3fa8"/>
    </style:style>
    <style:style style:name="T179" style:family="text">
      <style:text-properties officeooo:rsid="00415f3a"/>
    </style:style>
    <style:style style:name="T180" style:family="text">
      <style:text-properties officeooo:rsid="00386ebd"/>
    </style:style>
    <style:style style:name="T181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8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83" style:family="text">
      <style:text-properties officeooo:rsid="00a59a60"/>
    </style:style>
    <style:style style:name="T184" style:family="text">
      <style:text-properties officeooo:rsid="01fe03f2"/>
    </style:style>
    <style:style style:name="T185" style:family="text">
      <style:text-properties officeooo:rsid="0096b4e2"/>
    </style:style>
    <style:style style:name="T186" style:family="text">
      <style:text-properties officeooo:rsid="0032e83a"/>
    </style:style>
    <style:style style:name="T187" style:family="text">
      <style:text-properties officeooo:rsid="002b33ed"/>
    </style:style>
    <style:style style:name="T188" style:family="text">
      <style:text-properties officeooo:rsid="00a59037"/>
    </style:style>
    <style:style style:name="T189" style:family="text">
      <style:text-properties style:use-window-font-color="true" loext:opacity="0%" style:text-position="0% 100%" fo:font-style="normal" fo:font-weight="normal" officeooo:rsid="0031d787" fo:background-color="transparent" loext:char-shading-value="0" style:font-style-asian="normal" style:font-weight-asian="normal" style:font-style-complex="normal" style:font-weight-complex="normal"/>
    </style:style>
    <style:style style:name="T190" style:family="text">
      <style:text-properties style:use-window-font-color="true" loext:opacity="0%" officeooo:rsid="0283f9c1" fo:background-color="transparent" loext:char-shading-value="0"/>
    </style:style>
    <style:style style:name="T191" style:family="text">
      <style:text-properties officeooo:rsid="0283f9c1"/>
    </style:style>
    <style:style style:name="T192" style:family="text">
      <style:text-properties officeooo:rsid="0283f9c1" fo:background-color="#ffff00" loext:char-shading-value="0"/>
    </style:style>
    <style:style style:name="T193" style:family="text">
      <style:text-properties officeooo:rsid="02860296"/>
    </style:style>
    <style:style style:name="T194" style:family="text"/>
    <style:style style:name="T19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svg:stroke-width="0.102cm" svg:stroke-color="#d7e12c" draw:marker-start-width="0.508cm" draw:marker-end-width="0.508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9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371" draw:name="Shape8_1" draw:style-name="gr1" draw:text-style-name="P121" svg:width="2.703cm" svg:height="0.715cm" draw:transform="rotate (0.0872664625997165) translate (1.32644444444444cm 1.21884722222222cm)">
        <draw:text-box>
          <text:p text:style-name="P120"><text:span text:style-name="T195">Série 7</text:span></text:p>
        </draw:text-box>
      </draw:frame>
      <draw:path text:anchor-type="page" text:anchor-page-number="2" draw:z-index="370" draw:name="Shape1_11" draw:style-name="gr2" draw:text-style-name="P122" svg:width="4.329cm" svg:height="2.24cm" svg:x="0cm" svg:y="0cm" svg:viewBox="0 0 4330 2241" svg:d="M0 2241l3984-288c209-15 363-168 345-342l-170-1611h-4159z">
        <text:p/>
      </draw:path>
      <draw:line text:anchor-type="page" text:anchor-page-number="2" draw:z-index="369" draw:name="Shape3_3" draw:style-name="gr3" draw:text-style-name="P120" svg:x1="14.563cm" svg:y1="1.439cm" svg:x2="21.998cm" svg:y2="1.411cm">
        <text:p/>
      </draw:line>
      <draw:frame text:anchor-type="page" text:anchor-page-number="12" draw:z-index="361" draw:name="Shape8_9" draw:style-name="gr1" draw:text-style-name="P121" svg:width="2.703cm" svg:height="0.715cm" draw:transform="rotate (0.0872664625997165) translate (1.32644444444444cm 1.21884722222222cm)">
        <draw:text-box>
          <text:p text:style-name="P120"><text:span text:style-name="T195">Série 1</text:span></text:p>
        </draw:text-box>
      </draw:frame>
      <draw:frame text:anchor-type="page" text:anchor-page-number="9" draw:z-index="360" draw:name="Shape8_6" draw:style-name="gr1" draw:text-style-name="P121" svg:width="2.703cm" svg:height="0.715cm" draw:transform="rotate (0.0872664625997165) translate (1.32644444444444cm 1.21884722222222cm)">
        <draw:text-box>
          <text:p text:style-name="P120"><text:span text:style-name="T195">Série 1</text:span></text:p>
        </draw:text-box>
      </draw:frame>
      <draw:frame text:anchor-type="page" text:anchor-page-number="8" draw:z-index="359" draw:name="Shape8_5" draw:style-name="gr1" draw:text-style-name="P121" svg:width="2.703cm" svg:height="0.715cm" draw:transform="rotate (0.0872664625997165) translate (1.32644444444444cm 1.21884722222222cm)">
        <draw:text-box>
          <text:p text:style-name="P120"><text:span text:style-name="T195">Série 1</text:span></text:p>
        </draw:text-box>
      </draw:frame>
      <draw:line text:anchor-type="page" text:anchor-page-number="1" draw:z-index="358" draw:name="Shape3_0" draw:style-name="gr3" draw:text-style-name="P120" svg:x1="14.563cm" svg:y1="1.439cm" svg:x2="21.998cm" svg:y2="1.411cm">
        <text:p/>
      </draw:line>
      <draw:frame text:anchor-type="page" text:anchor-page-number="5" draw:z-index="357" draw:name="Shape8_19" draw:style-name="gr1" draw:text-style-name="P121" svg:width="2.703cm" svg:height="0.715cm" draw:transform="rotate (0.0872664625997165) translate (1.32644444444444cm 1.21884722222222cm)">
        <draw:text-box>
          <text:p text:style-name="P120"><text:span text:style-name="T195">Série 1</text:span></text:p>
        </draw:text-box>
      </draw:frame>
      <draw:frame text:anchor-type="page" text:anchor-page-number="1" draw:z-index="356" draw:name="Shape8_0" draw:style-name="gr1" draw:text-style-name="P121" svg:width="2.703cm" svg:height="0.715cm" draw:transform="rotate (0.0872664625997165) translate (1.32644444444444cm 1.21884722222222cm)">
        <draw:text-box>
          <text:p text:style-name="P120"><text:span text:style-name="T195">Série 7</text:span></text:p>
        </draw:text-box>
      </draw:frame>
      <draw:path text:anchor-type="page" text:anchor-page-number="1" draw:z-index="355" draw:name="Shape1" draw:style-name="gr2" draw:text-style-name="P122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1359614602" text:style-name="_5f_Numérotation_20_des_20_exercices">
              <text:list-item>
                <text:h text:style-name="P116" text:outline-level="1"><text:span text:style-name="_5f_Caractères">Effectue les conversions suivantes.</text:span></text:h>
              </text:list-item>
            </text:list>
            <text:list xml:id="list887717095" text:style-name="_5f_Numérotation_20_des_20_exercices">
              <text:list-item>
                <text:list>
                  <text:list-item text:start-value="1">
                    <text:p text:style-name="P112"><text:span text:style-name="_5f_Caractères">1 dm³ <text:tab/>= </text:span><text:span text:style-name="_5f_Caractères_5f_correction">1 000 000</text:span><text:span text:style-name="_5f_Caractères"> mm³ </text:span></text:p>
                  </text:list-item>
                  <text:list-item>
                    <text:p text:style-name="P112"><text:span text:style-name="_5f_Caractères">1 dam³ <text:s/><text:tab/>= </text:span><text:span text:style-name="_5f_Caractères_5f_correction">0,000 001</text:span><text:span text:style-name="_5f_Caractères"> km³ </text:span></text:p>
                  </text:list-item>
                  <text:list-item>
                    <text:p text:style-name="P112"><text:span text:style-name="_5f_Caractères">200 mm³ <text:s/><text:tab/>= </text:span><text:span text:style-name="_5f_Caractères_5f_correction">0,2</text:span><text:span text:style-name="_5f_Caractères"> cm³ </text:span></text:p>
                  </text:list-item>
                  <text:list-item>
                    <text:p text:style-name="P112"><text:span text:style-name="_5f_Caractères">1 542 km³ <text:s/><text:tab/>= </text:span><text:span text:style-name="_5f_Caractères_5f_correction">1 542 000 000</text:span><text:span text:style-name="_5f_Caractères"> dam³ </text:span></text:p>
                  </text:list-item>
                  <text:list-item>
                    <text:p text:style-name="P112"><text:span text:style-name="_5f_Caractères">35,635 cm³ <text:tab/>= </text:span><text:span text:style-name="_5f_Caractères_5f_correction">35 635</text:span><text:span text:style-name="_5f_Caractères"> mm3</text:span></text:p>
                  </text:list-item>
                  <text:list-item>
                    <text:p text:style-name="P112"><text:span text:style-name="_5f_Caractères">534 273 m³ <text:s/>= </text:span><text:span text:style-name="_5f_Caractères_5f_correction">0,000 534 273</text:span><text:span text:style-name="_5f_Caractères"> km³</text:span></text:p>
                  </text:list-item>
                </text:list>
              </text:list-item>
              <text:list-item>
                <text:h text:style-name="P119" text:outline-level="1"><text:span text:style-name="_5f_Caractères">Complète avec la bonne unité.</text:span></text:h>
                <text:list>
                  <text:list-item>
                    <text:p text:style-name="P114"><text:span text:style-name="_5f_Caractères">1 000 000 cm³ <text:s/>= 0,000 001 </text:span><text:span text:style-name="_5f_Caractères_5f_correction">hm³ </text:span></text:p>
                  </text:list-item>
                  <text:list-item>
                    <text:p text:style-name="P114"><text:span text:style-name="_5f_Caractères">6 521 mm³ <text:s/>= 0,000 006 521 </text:span><text:span text:style-name="_5f_Caractères_5f_correction">m³ </text:span></text:p>
                  </text:list-item>
                  <text:list-item>
                    <text:p text:style-name="P114"><text:span text:style-name="_5f_Caractères">12 dam³ = 12 000 000 </text:span><text:span text:style-name="_5f_Caractères_5f_correction">dm³ </text:span></text:p>
                  </text:list-item>
                  <text:list-item>
                    <text:p text:style-name="P114"><text:span text:style-name="_5f_Caractères">0,004 67 hm³ <text:s/>= 4 670 </text:span><text:span text:style-name="_5f_Caractères_5f_correction">m³ </text:span></text:p>
                  </text:list-item>
                </text:list>
              </text:list-item>
              <text:list-item>
                <text:h text:style-name="P119" text:outline-level="1"><text:span text:style-name="_5f_Caractères">Choisis une unité de sorte que le nombre s'écrive avec le moins de zéros possible.</text:span></text:h>
                <text:list>
                  <text:list-item>
                    <text:p text:style-name="P114"><text:span text:style-name="_5f_Caractères">23 000 cm³ <text:s/>= </text:span><text:span text:style-name="_5f_Caractères_5f_correction">23</text:span><text:span text:style-name="_5f_Caractères"> </text:span><text:span text:style-name="_5f_Caractères_5f_correction">dm³ </text:span></text:p>
                  </text:list-item>
                  <text:list-item>
                    <text:p text:style-name="P114"><text:span text:style-name="_5f_Caractères">0,000 07 m³ = </text:span><text:span text:style-name="_5f_Caractères_5f_correction">23</text:span><text:span text:style-name="_5f_Caractères"> </text:span><text:span text:style-name="_5f_Caractères_5f_correction">cm³ </text:span></text:p>
                  </text:list-item>
                  <text:list-item>
                    <text:p text:style-name="P114"><text:span text:style-name="_5f_Caractères">199 700 000 dam³ = </text:span><text:span text:style-name="_5f_Caractères_5f_correction">199,7</text:span><text:span text:style-name="_5f_Caractères"> </text:span><text:span text:style-name="_5f_Caractères_5f_correction">km³ </text:span></text:p>
                  </text:list-item>
                  <text:list-item>
                    <text:p text:style-name="P114"><text:span text:style-name="_5f_Caractères">0,060 8 dam³ = </text:span><text:span text:style-name="_5f_Caractères_5f_correction">60,8</text:span><text:span text:style-name="_5f_Caractères"> </text:span><text:span text:style-name="_5f_Caractères_5f_correction">m³ </text:span></text:p>
                  </text:list-item>
                </text:list>
              </text:list-item>
              <text:list-item>
                <text:h text:style-name="P119" text:outline-level="1"><text:span text:style-name="_5f_Caractères">Complète.</text:span></text:h>
                <text:list>
                  <text:list-item>
                    <text:p text:style-name="P115"><text:span text:style-name="_5f_Caractères">1 dm³ <text:s/><text:tab/>= </text:span><text:span text:style-name="_5f_Caractères_5f_correction">1</text:span><text:span text:style-name="_5f_Caractères"> L</text:span></text:p>
                  </text:list-item>
                  <text:list-item>
                    <text:p text:style-name="P115"><text:span text:style-name="_5f_Caractères">1 m³ <text:s/><text:tab/>= </text:span><text:span text:style-name="_5f_Caractères_5f_correction">1 000</text:span><text:span text:style-name="_5f_Caractères"> L</text:span></text:p>
                  </text:list-item>
                  <text:list-item>
                    <text:p text:style-name="P115"><text:span text:style-name="_5f_Caractères">1 hL <text:tab/>= </text:span><text:span text:style-name="_5f_Caractères_5f_correction">100 000</text:span><text:span text:style-name="_5f_Caractères"> cm³ </text:span></text:p>
                  </text:list-item>
                  <text:list-item>
                    <text:p text:style-name="P115"><text:span text:style-name="_5f_Caractères">131,2 L <text:tab/>= </text:span><text:span text:style-name="_5f_Caractères_5f_correction">0,131 2</text:span><text:span text:style-name="_5f_Caractères"> m³ </text:span></text:p>
                  </text:list-item>
                  <text:list-item>
                    <text:p text:style-name="P115"><text:span text:style-name="_5f_Caractères">35,635 cm³ <text:s/><text:tab/>= </text:span><text:span text:style-name="_5f_Caractères_5f_correction">0,356 35</text:span><text:span text:style-name="_5f_Caractères"> dL</text:span></text:p>
                  </text:list-item>
                  <text:list-item>
                    <text:p text:style-name="P115"><text:span text:style-name="_5f_Caractères">7 302 L <text:tab/>= 0,007 302 </text:span><text:span text:style-name="_5f_Caractères_5f_correction">dam³ </text:span></text:p>
                  </text:list-item>
                  <text:list-item>
                    <text:p text:style-name="P115"><text:span text:style-name="_5f_Caractères">10 000 000 mm³ <text:s/>= 100 </text:span><text:span text:style-name="_5f_Caractères_5f_correction">dL</text:span></text:p>
                  </text:list-item>
                </text:list>
              </text:list-item>
              <text:list-item>
                <text:h text:style-name="P119" text:outline-level="1"><text:span text:style-name="_5f_Caractères">Calcule le volume d'un pavé droit dont la hau­teur est de 9 cm, la largeur mesure la moitié de la hauteur et la longueur est le triple de la hauteur.</text:span></text:h>
              </text:list-item>
            </text:list>
            <text:h text:style-name="P104" text:outline-level="1"><text:span text:style-name="_5f_Caractères_5f_correction">l</text:span><text:span text:style-name="_5f_Caractères"> = 9 cm ÷ 2 = 4,5 cm et L = 9 cm × 3 = 27 cm</text:span></text:h>
            <text:h text:style-name="P104" text:outline-level="1"><text:span text:style-name="_5f_Caractères_5f_correction">V = 27 cm × 4,5 cm × 9 cm = 1 093,5 cm³ </text:span></text:h>
            <text:list xml:id="list182536635658280" text:continue-numbering="true" text:style-name="_5f_Numérotation_20_des_20_exercices">
              <text:list-item>
                <text:h text:style-name="_5f_Titre_5f_Exercices_5f_sans_5f_Titre" text:outline-level="1"><text:span text:style-name="_5f_Caractères"><text:span text:style-name="T190">La fiche technique d’un congélateur donne les dimensions suivantes : (L </text:span></text:span><text:span text:style-name="_5f_Caractères"><text:span text:style-name="T189">×</text:span></text:span><text:span text:style-name="_5f_Caractères"><text:span text:style-name="T190"> P </text:span></text:span><text:span text:style-name="_5f_Caractères"><text:span text:style-name="T189">×</text:span></text:span><text:span text:style-name="_5f_Caractères"><text:span text:style-name="T190"> H) en cm : <text:line-break/>44 </text:span></text:span><text:span text:style-name="_5f_Caractères"><text:span text:style-name="T189">×</text:span></text:span><text:span text:style-name="_5f_Caractères"><text:span text:style-name="T190"> 42 </text:span></text:span><text:span text:style-name="_5f_Caractères"><text:span text:style-name="T189">×</text:span></text:span><text:span text:style-name="_5f_Caractères"><text:span text:style-name="T190"> 47.</text:span></text:span></text:h>
              </text:list-item>
            </text:list>
            <text:h text:style-name="P102" text:outline-level="1"><text:span text:style-name="_5f_Caractères"><text:span text:style-name="T191">Détermine la capacité de ce congélateur, en litres.</text:span></text:span></text:h>
            <text:h text:style-name="P103" text:outline-level="1"><text:span text:style-name="_5f_Caractères_5f_correction"><text:span text:style-name="T191">44 </text:span></text:span><text:span text:style-name="MATH"><text:span text:style-name="T157">×</text:span></text:span><text:span text:style-name="_5f_Caractères_5f_correction"><text:span text:style-name="T192"> 42 </text:span></text:span><text:span text:style-name="MATH"><text:span text:style-name="T157">×</text:span></text:span><text:span text:style-name="_5f_Caractères_5f_correction"><text:span text:style-name="T191"> 47 = 86 856 cm³</text:span></text:span><text:span text:style-name="_5f_Caractères_5f_correction"><text:span text:style-name="T158"> = 86,856 L</text:span></text:span></text:h>
            <text:list xml:id="list182536069668490" text:continue-numbering="true" text:style-name="_5f_Numérotation_20_des_20_exercices">
              <text:list-item>
                <text:h text:style-name="P119" text:outline-level="1"><text:span text:style-name="_5f_Caractères">Associe à chaque volume ou capacité l'objet qui lui correspond.</text:span></text:h>
              </text:list-item>
            </text:list>
            <table:table table:name="Tableau39" table:style-name="Tableau39">
              <table:table-column table:style-name="Tableau39.A"/>
              <table:table-column table:style-name="Tableau39.B"/>
              <table:table-column table:style-name="Tableau39.C"/>
              <table:table-column table:style-name="Tableau39.D"/>
              <table:table-row table:style-name="Tableau39.1">
                <table:table-cell table:style-name="Tableau39.A1" office:value-type="string">
                  <text:h text:style-name="_5f_Tableau_5f_Centré_5f_Gras" text:outline-level="1">Volume <text:line-break/>ou capacité</text:h>
                </table:table-cell>
                <table:table-cell table:style-name="Tableau39.A1" office:value-type="string">
                  <text:h text:style-name="_5f_Tableau_5f_Centré_5f_Gras" text:outline-level="1"/>
                </table:table-cell>
                <table:table-cell table:style-name="Tableau39.A1" office:value-type="string">
                  <text:h text:style-name="_5f_Tableau_5f_Centré_5f_Gras" text:outline-level="1"/>
                </table:table-cell>
                <table:table-cell table:style-name="Tableau39.A1" office:value-type="string">
                  <text:h text:style-name="_5f_Tableau_5f_Centré_5f_Gras" text:outline-level="1">Objet</text:h>
                </table:table-cell>
              </table:table-row>
              <table:table-row table:style-name="Tableau39.1">
                <table:table-cell table:style-name="Tableau39.A2" office:value-type="string">
                  <text:h text:style-name="P118" text:outline-level="1">16 L</text:h>
                </table:table-cell>
                <table:table-cell table:style-name="Tableau39.B2" office:value-type="string">
                  <text:list xml:id="list3413570230" text:style-name="List_20_1">
                    <text:list-item>
                      <text:h text:style-name="P117" text:outline-level="1"><draw:line text:anchor-type="paragraph" draw:z-index="362" draw:name="Forme1" draw:style-name="gr4" draw:text-style-name="P120" svg:x1="0.457cm" svg:y1="0.377cm" svg:x2="1.755cm" svg:y2="1.056cm"><text:p/></draw:line><draw:line text:anchor-type="paragraph" draw:z-index="366" draw:name="Forme5" draw:style-name="gr4" draw:text-style-name="P120" svg:x1="0.485cm" svg:y1="2.6cm" svg:x2="1.727cm" svg:y2="0.289cm"><text:p/></draw:line></text:h>
                    </text:list-item>
                  </text:list>
                </table:table-cell>
                <table:table-cell table:style-name="Tableau39.B2" office:value-type="string">
                  <text:list xml:id="list182536412678352" text:continue-numbering="true" text:style-name="List_20_1">
                    <text:list-item>
                      <text:h text:style-name="P117" text:outline-level="1"/>
                    </text:list-item>
                  </text:list>
                </table:table-cell>
                <table:table-cell table:style-name="Tableau39.D2" office:value-type="string">
                  <text:h text:style-name="_5f_Tableau_5f_Centré" text:outline-level="1">Maison</text:h>
                </table:table-cell>
              </table:table-row>
              <table:table-row table:style-name="Tableau39.1">
                <table:table-cell table:style-name="Tableau39.A3" office:value-type="string">
                  <text:h text:style-name="P118" text:outline-level="1">1 hm³ </text:h>
                </table:table-cell>
                <table:table-cell table:style-name="Tableau39.B3" office:value-type="string">
                  <text:list xml:id="list182536590899943" text:continue-numbering="true" text:style-name="List_20_1">
                    <text:list-item>
                      <text:h text:style-name="P117" text:outline-level="1"><draw:line text:anchor-type="paragraph" draw:z-index="364" draw:name="Forme3" draw:style-name="gr4" draw:text-style-name="P120" svg:x1="0.362cm" svg:y1="0.342cm" svg:x2="1.784cm" svg:y2="4.567cm"><text:p/></draw:line></text:h>
                    </text:list-item>
                  </text:list>
                </table:table-cell>
                <table:table-cell table:style-name="Tableau39.B3" office:value-type="string">
                  <text:list xml:id="list182537502474280" text:continue-numbering="true" text:style-name="List_20_1">
                    <text:list-item>
                      <text:h text:style-name="P117" text:outline-level="1"/>
                    </text:list-item>
                  </text:list>
                </table:table-cell>
                <table:table-cell table:style-name="Tableau39.D3" office:value-type="string">
                  <text:h text:style-name="_5f_Tableau_5f_Centré" text:outline-level="1">Cartable</text:h>
                </table:table-cell>
              </table:table-row>
              <table:table-row table:style-name="Tableau39.1">
                <table:table-cell table:style-name="Tableau39.A3" office:value-type="string">
                  <text:h text:style-name="P118" text:outline-level="1">10 mm³ </text:h>
                </table:table-cell>
                <table:table-cell table:style-name="Tableau39.B3" office:value-type="string">
                  <text:list xml:id="list182537429911539" text:continue-numbering="true" text:style-name="List_20_1">
                    <text:list-item>
                      <text:h text:style-name="P117" text:outline-level="1"><draw:line text:anchor-type="paragraph" draw:z-index="365" draw:name="Forme4" draw:style-name="gr4" draw:text-style-name="P120" svg:x1="0.485cm" svg:y1="0.289cm" svg:x2="1.796cm" svg:y2="5.179cm"><text:p/></draw:line><draw:line text:anchor-type="paragraph" draw:z-index="368" draw:name="Forme7" draw:style-name="gr4" draw:text-style-name="P120" svg:x1="0.485cm" svg:y1="4.986cm" svg:x2="1.783cm" svg:y2="0.289cm"><text:p/></draw:line></text:h>
                    </text:list-item>
                  </text:list>
                </table:table-cell>
                <table:table-cell table:style-name="Tableau39.B3" office:value-type="string">
                  <text:list xml:id="list182536113642496" text:continue-numbering="true" text:style-name="List_20_1">
                    <text:list-item>
                      <text:h text:style-name="P117" text:outline-level="1"/>
                    </text:list-item>
                  </text:list>
                </table:table-cell>
                <table:table-cell table:style-name="Tableau39.D3" office:value-type="string">
                  <text:h text:style-name="_5f_Tableau_5f_Centré" text:outline-level="1">Baignoire</text:h>
                </table:table-cell>
              </table:table-row>
              <table:table-row table:style-name="Tableau39.1">
                <table:table-cell table:style-name="Tableau39.A3" office:value-type="string">
                  <text:h text:style-name="P118" text:outline-level="1">600 m³ </text:h>
                </table:table-cell>
                <table:table-cell table:style-name="Tableau39.B3" office:value-type="string">
                  <text:list xml:id="list182537154317549" text:continue-numbering="true" text:style-name="List_20_1">
                    <text:list-item>
                      <text:h text:style-name="P117" text:outline-level="1"><draw:line text:anchor-type="paragraph" draw:z-index="363" draw:name="Forme2" draw:style-name="gr4" draw:text-style-name="P120" svg:x1="0.362cm" svg:y1="1.346cm" svg:x2="1.715cm" svg:y2="0.316cm"><text:p/></draw:line></text:h>
                    </text:list-item>
                  </text:list>
                </table:table-cell>
                <table:table-cell table:style-name="Tableau39.B3" office:value-type="string">
                  <text:list xml:id="list182537222272067" text:continue-numbering="true" text:style-name="List_20_1">
                    <text:list-item>
                      <text:h text:style-name="P117" text:outline-level="1"/>
                    </text:list-item>
                  </text:list>
                </table:table-cell>
                <table:table-cell table:style-name="Tableau39.D3" office:value-type="string">
                  <text:h text:style-name="_5f_Tableau_5f_Centré" text:outline-level="1">Mer Méditerranée </text:h>
                </table:table-cell>
              </table:table-row>
              <table:table-row table:style-name="Tableau39.1">
                <table:table-cell table:style-name="Tableau39.A3" office:value-type="string">
                  <text:h text:style-name="P118" text:outline-level="1">3 700 000 km³ </text:h>
                </table:table-cell>
                <table:table-cell table:style-name="Tableau39.B3" office:value-type="string">
                  <text:list xml:id="list182537432170328" text:continue-numbering="true" text:style-name="List_20_1">
                    <text:list-item>
                      <text:h text:style-name="P117" text:outline-level="1"><draw:line text:anchor-type="paragraph" draw:z-index="367" draw:name="Forme6" draw:style-name="gr4" draw:text-style-name="P120" svg:x1="0.362cm" svg:y1="2.017cm" svg:x2="1.796cm" svg:y2="0.347cm"><text:p/></draw:line></text:h>
                    </text:list-item>
                  </text:list>
                </table:table-cell>
                <table:table-cell table:style-name="Tableau39.B3" office:value-type="string">
                  <text:list xml:id="list182535570999037" text:continue-numbering="true" text:style-name="List_20_1">
                    <text:list-item>
                      <text:h text:style-name="P117" text:outline-level="1"/>
                    </text:list-item>
                  </text:list>
                </table:table-cell>
                <table:table-cell table:style-name="Tableau39.D3" office:value-type="string">
                  <text:h text:style-name="_5f_Tableau_5f_Centré" text:outline-level="1">Bille</text:h>
                </table:table-cell>
              </table:table-row>
              <table:table-row table:style-name="Tableau39.1">
                <table:table-cell table:style-name="Tableau39.A3" office:value-type="string">
                  <text:h text:style-name="P118" text:outline-level="1">5 cm³ </text:h>
                </table:table-cell>
                <table:table-cell table:style-name="Tableau39.B3" office:value-type="string">
                  <text:list xml:id="list182536207285426" text:continue-numbering="true" text:style-name="List_20_1">
                    <text:list-item>
                      <text:h text:style-name="P117" text:outline-level="1"/>
                    </text:list-item>
                  </text:list>
                </table:table-cell>
                <table:table-cell table:style-name="Tableau39.B3" office:value-type="string">
                  <text:list xml:id="list182535454606408" text:continue-numbering="true" text:style-name="List_20_1">
                    <text:list-item>
                      <text:h text:style-name="P117" text:outline-level="1"/>
                    </text:list-item>
                  </text:list>
                </table:table-cell>
                <table:table-cell table:style-name="Tableau39.D3" office:value-type="string">
                  <text:h text:style-name="_5f_Tableau_5f_Centré" text:outline-level="1">Empire State Building<text:line-break/>(grand immeuble américain)</text:h>
                </table:table-cell>
              </table:table-row>
              <table:table-row table:style-name="Tableau39.1">
                <table:table-cell table:style-name="Tableau39.A3" office:value-type="string">
                  <text:h text:style-name="P118" text:outline-level="1">200 L</text:h>
                </table:table-cell>
                <table:table-cell table:style-name="Tableau39.B3" office:value-type="string">
                  <text:list xml:id="list182535619350048" text:continue-numbering="true" text:style-name="List_20_1">
                    <text:list-item>
                      <text:h text:style-name="P117" text:outline-level="1"/>
                    </text:list-item>
                  </text:list>
                </table:table-cell>
                <table:table-cell table:style-name="Tableau39.B3" office:value-type="string">
                  <text:list xml:id="list182536846566563" text:continue-numbering="true" text:style-name="List_20_1">
                    <text:list-item>
                      <text:h text:style-name="P117" text:outline-level="1"/>
                    </text:list-item>
                  </text:list>
                </table:table-cell>
                <table:table-cell table:style-name="Tableau39.D3" office:value-type="string">
                  <text:h text:style-name="_5f_Tableau_5f_Centré" text:outline-level="1">Grain de riz</text:h>
                </table:table-cell>
              </table:table-row>
            </table:table>
            <text:list xml:id="list182536052257319" text:continue-list="list182536069668490" text:style-name="_5f_Numérotation_20_des_20_exercices">
              <text:list-item>
                <text:h text:style-name="P119" text:outline-level="1"><text:span text:style-name="_5f_Caractères">Une boîte a la forme d'un pavé droit de di­mensions 12 cm, 8 cm et 5 cm.</text:span></text:h>
              </text:list-item>
            </text:list>
            <text:list xml:id="list182535723135283" text:continue-list="list1359614602" text:style-name="_5f_Numérotation_20_des_20_exercices">
              <text:list-item>
                <text:list>
                  <text:list-item>
                    <text:p text:style-name="_5f_Paragraphe_5f_avec_5f_Num_5f_Question"><text:span text:style-name="_5f_Caractères">Calcule le nombre de cubes de côté 1 cm que l'on peut ranger dans cette boîte.</text:span></text:p>
                  </text:list-item>
                </text:list>
              </text:list-item>
            </text:list>
            <text:h text:style-name="_5f_Paragraphe_5f_Correction" text:outline-level="1"><text:span text:style-name="_5f_Caractères_5f_correction">12 cm × 8 cm × 5 cm = 480 cm³ </text:span></text:h>
            <text:h text:style-name="_5f_Paragraphe" text:outline-level="1"><text:span text:style-name="_5f_Caractères_5f_correction">On peut ranger 480 cubes de 1 cm d’arête</text:span><text:span text:style-name="_5f_Caractères">.</text:span></text:h>
            <text:list xml:id="list182535996232385" text:continue-numbering="true" text:style-name="_5f_Numérotation_20_des_20_exercices">
              <text:list-item>
                <text:list>
                  <text:list-item>
                    <text:p text:style-name="_5f_Paragraphe_5f_avec_5f_Num_5f_Question"><text:span text:style-name="_5f_Caractères">Détermine le nombre de cubes de côté 1 mm que l'on peut ranger dans cette boîte.</text:span></text:p>
                  </text:list-item>
                </text:list>
              </text:list-item>
            </text:list>
            <text:h text:style-name="_5f_Paragraphe_5f_Correction" text:outline-level="1"><text:span text:style-name="_5f_Caractères_5f_correction">120 mm × 80 mm × 50 mm = 480 000 mm³</text:span></text:h>
            <text:h text:style-name="_5f_Paragraphe_5f_Correction" text:outline-level="1"><text:span text:style-name="_5f_Caractères_5f_correction">On peut ranger 480 000 cubes de 1 mm d’arête</text:span><text:span text:style-name="_5f_Caractères">.</text:span></text:h>
            <text:list xml:id="list182536186808149" text:continue-numbering="true" text:style-name="_5f_Numérotation_20_des_20_exercices">
              <text:list-item>
                <text:list>
                  <text:list-item>
                    <text:p text:style-name="_5f_Paragraphe_5f_avec_5f_Num_5f_Question"><text:span text:style-name="_5f_Caractères">Exprime son volume en cm³ <text:s/>puis en mm³ .</text:span></text:p>
                  </text:list-item>
                </text:list>
              </text:list-item>
            </text:list>
            <text:h text:style-name="_5f_Paragraphe_5f_Correction" text:outline-level="1"><text:span text:style-name="_5f_Caractères_5f_correction">V = 480 cm³ = 480 000 mm³ </text:span></text:h>
            <text:list xml:id="list182535995117609" text:continue-numbering="true" text:style-name="_5f_Numérotation_20_des_20_exercices">
              <text:list-item>
                <text:list>
                  <text:list-item>
                    <text:p text:style-name="_5f_Paragraphe_5f_avec_5f_Num_5f_Question"><text:span text:style-name="_5f_Caractères">Déduis‑en le nombre de millimètres cubes contenus dans un centimètre cube.</text:span></text:p>
                  </text:list-item>
                </text:list>
              </text:list-item>
            </text:list>
            <text:h text:style-name="_5f_Paragraphe_5f_Correction" text:outline-level="1"><text:span text:style-name="_5f_Caractères_5f_correction">On en déduit que 1 cm³ <text:s/>contient 1 000 mm³ </text:span><text:span text:style-name="_5f_Caractères">.</text:span></text:h>
            <text:list xml:id="list182535585978359" text:continue-list="list182536052257319" text:style-name="_5f_Numérotation_20_des_20_exercices">
              <text:list-item>
                <text:h text:style-name="P119" text:outline-level="1"><text:span text:style-name="_5f_Caractères">Un aquarium d'une capacité de 20 L a pour longueur 40 cm et pour largeur 20 cm. <text:line-break/>Calcule sa hauteur en centimètres.</text:span></text:h>
              </text:list-item>
            </text:list>
            <text:h text:style-name="_5f_Paragraphe_5f_Correction" text:outline-level="1"><text:span text:style-name="_5f_Caractères_5f_correction">20 L = 20 dm³ = 20 000 cm³ </text:span></text:h>
            <text:h text:style-name="_5f_Paragraphe_5f_Correction" text:outline-level="1"><text:span text:style-name="_5f_Caractères_5f_correction">L × l = 40 cm × 20 cm = 800 cm²</text:span></text:h>
            <text:h text:style-name="_5f_Paragraphe_5f_Correction" text:outline-level="1"><text:span text:style-name="_5f_Caractères_5f_correction">L’aire de la base de cet aquarium est 800 cm².</text:span></text:h>
            <text:h text:style-name="_5f_Paragraphe_5f_Correction" text:outline-level="1"><text:span text:style-name="_5f_Caractères_5f_correction">20 000 cm³ ÷ 800 cm² = 25 cm.</text:span></text:h>
            <text:h text:style-name="_5f_Paragraphe_5f_Correction" text:outline-level="1"><text:span text:style-name="_5f_Caractères_5f_correction">La hauteur de cet aquarium mesure 25 cm</text:span><text:span text:style-name="_5f_Caractères">.</text:span></text:h>
            <text:h text:style-name="_5f_Paragraphe_5f_Correction" text:outline-level="1"><text:span text:style-name="_5f_Caractères"/></text:h>
            <text:h text:style-name="_5f_Paragraphe_5f_Correction" text:outline-level="1"><text:span text:style-name="_5f_Caractères"/></text:h>
            <text:h text:style-name="_5f_Paragraphe_5f_Correction" text:outline-level="1"><text:span text:style-name="_5f_Caractères"/></text:h>
            <text:list xml:id="list182535604764076" text:continue-numbering="true" text:style-name="_5f_Numérotation_20_des_20_exercices">
              <text:list-item>
                <text:h text:style-name="P119" text:outline-level="1"><text:soft-page-break/><text:span text:style-name="_5f_Caractères">Un bac à fleurs est réalisé en bois à l'aide de planches de 12 mm d'épaisseur. La longueur du bac est de 110 cm, sa largeur de 65 cm et sa hau­teur de 45 cm (ces dimensions sont mesurées à l'extérieur). Combien de sacs de terre de 25 L faut‑il acheter pour remplir le bac ?</text:span></text:h>
              </text:list-item>
            </text:list>
            <text:h text:style-name="_5f_Paragraphe_5f_Correction" text:outline-level="1"><text:span text:style-name="_5f_Caractères_5f_correction">12</text:span><text:span text:style-name="_5f_Caractères"> mm = 1,2 cm</text:span></text:h>
            <text:h text:style-name="_5f_Paragraphe_5f_Correction" text:outline-level="1"><text:span text:style-name="_5f_Caractères_5f_correction">L = 110 cm − 2 × 1,2 cm = 107,6 cm</text:span></text:h>
            <text:h text:style-name="_5f_Paragraphe_5f_Correction" text:outline-level="1"><text:span text:style-name="_5f_Caractères_5f_correction">l = 65 cm − 2 × 1,2 cm = 62,6 cm</text:span></text:h>
            <text:h text:style-name="_5f_Paragraphe_5f_Correction" text:outline-level="1"><text:span text:style-name="_5f_Caractères_5f_correction">h = 45 cm − 2 × 1,2 cm = 43,8 cm</text:span></text:h>
            <text:h text:style-name="P111" text:outline-level="1"><text:span text:style-name="_5f_Caractères_5f_correction">V = 107,6 cm × 62,6 cm × 43,8 cm ≈ 295 027 cm³ </text:span></text:h>
            <text:h text:style-name="P111" text:outline-level="1"><text:span text:style-name="_5f_Caractères_5f_correction">V ≈ 295,027 L</text:span></text:h>
            <text:h text:style-name="_5f_Paragraphe_5f_Correction" text:outline-level="1"><text:span text:style-name="_5f_Caractères_5f_correction">295,027 ÷ 25 ≈ 11,8 </text:span></text:h>
            <text:h text:style-name="_5f_Paragraphe_5f_Correction" text:outline-level="1"><text:span text:style-name="_5f_Caractères_5f_correction">Il faut donc acheter 12 sacs.</text:span></text:h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Tahoma2" svg:font-family="Tahoma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84D992FE4BA6D708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fo:margin-top="0.101cm" fo:margin-bottom="0cm" style:contextual-spacing="false"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" fo:font-weight="bold" officeooo:rsid="0246ec76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7" style:family="text">
      <style:text-properties fo:font-variant="small-caps" fo:color="#7fb241" loext:opacity="100%" style:font-name="Bitstream Vera Sans" fo:font-size="16pt" fo:font-weight="bold" officeooo:rsid="02768590"/>
    </style:style>
    <style:style style:name="MT88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2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8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100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102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3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5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6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8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9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11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3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6" style:family="text">
      <style:text-properties officeooo:rsid="008d016c"/>
    </style:style>
    <style:style style:name="MT117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6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7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9" style:family="text">
      <style:text-properties officeooo:rsid="00a59a60"/>
    </style:style>
    <style:style style:name="MT15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4" style:family="text">
      <style:text-properties officeooo:rsid="01fe03f2"/>
    </style:style>
    <style:style style:name="MT155" style:family="text">
      <style:text-properties fo:font-variant="small-caps" officeooo:rsid="0096b4e2"/>
    </style:style>
    <style:style style:name="MT156" style:family="text">
      <style:text-properties fo:font-variant="small-caps" officeooo:rsid="00a847d5"/>
    </style:style>
    <style:style style:name="MT157" style:family="text">
      <style:text-properties officeooo:rsid="0096b4e2"/>
    </style:style>
    <style:style style:name="MT15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9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6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1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2" style:family="text">
      <style:text-properties officeooo:rsid="0032e83a"/>
    </style:style>
    <style:style style:name="MT163" style:family="text">
      <style:text-properties officeooo:rsid="002b33ed"/>
    </style:style>
    <style:style style:name="MT16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8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7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2" style:family="text">
      <style:text-properties fo:font-variant="small-caps" officeooo:rsid="007d7a6f"/>
    </style:style>
    <style:style style:name="MT173" style:family="text">
      <style:text-properties officeooo:rsid="00a59037"/>
    </style:style>
    <style:style style:name="MT17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6" style:family="text">
      <style:text-properties fo:font-variant="small-caps" officeooo:rsid="00990660"/>
    </style:style>
    <style:style style:name="MT177" style:family="text">
      <style:text-properties fo:font-variant="small-caps" officeooo:rsid="00b5d2d1"/>
    </style:style>
    <style:style style:name="MT178" style:family="text">
      <style:text-properties fo:font-variant="small-caps" officeooo:rsid="00b6801f"/>
    </style:style>
    <style:style style:name="MT179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2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3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4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T185" style:family="text">
      <style:text-properties fo:font-variant="small-caps" fo:color="#7fb241" loext:opacity="100%" style:font-name="Bitstream Vera Sans" fo:font-size="16pt" fo:font-weight="bold" officeooo:rsid="02859b2a"/>
    </style:style>
    <style:style style:name="MT186" style:family="text">
      <style:text-properties fo:font-variant="small-caps" fo:color="#7fb241" loext:opacity="100%" style:font-name="Bitstream Vera Sans" fo:font-size="16pt" fo:font-weight="bold" officeooo:rsid="02860296"/>
    </style:style>
    <style:style style:name="MT187" style:family="text">
      <style:text-properties fo:text-transform="uppercase" fo:color="#808080" loext:opacity="100%" style:font-name="Bitstream Vera Sans" fo:font-size="9pt" officeooo:rsid="02859b2a" fo:background-color="transparent" loext:char-shading-value="0"/>
    </style:style>
    <style:style style:name="MT188" style:family="text">
      <style:text-properties fo:text-transform="uppercase" fo:color="#808080" loext:opacity="100%" style:font-name="Bitstream Vera Sans" fo:font-size="9pt" officeooo:rsid="02860296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1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7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8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0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36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34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35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33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2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0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1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7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8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9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25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26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21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23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22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24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8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9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0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5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6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7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13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14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0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1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2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06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08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09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07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3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4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5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00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02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01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7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8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99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293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4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295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6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0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1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2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285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86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288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89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87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2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3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4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279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281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80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6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7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8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73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275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74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0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1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2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265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66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268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69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67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2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3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4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59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60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61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54" draw:name="Shape3_12" draw:style-name="Mgr5" draw:text-style-name="MP1" svg:x1="10.308cm" svg:y1="0.388cm" svg:x2="20.496cm" svg:y2="0.36cm"><text:p/></draw:line><draw:path text:anchor-type="paragraph" draw:z-index="255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57" draw:name="Shape3_27" draw:style-name="Mgr5" draw:text-style-name="MP1" svg:x1="10.308cm" svg:y1="0.388cm" svg:x2="20.496cm" svg:y2="0.36cm"><text:p/></draw:line><draw:path text:anchor-type="paragraph" draw:z-index="258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56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1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2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3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50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7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8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45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46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2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3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40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41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38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39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36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37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3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4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32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9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0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1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27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28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4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5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6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1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2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3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19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20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16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17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8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14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15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11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12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13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09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10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208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" text:anchor-type="paragraph" svg:y="-0.06cm" draw:z-index="0"><draw:text-box fo:min-height="0.499cm" fo:min-width="7.096cm"><draw:frame draw:style-name="Mfr2" draw:name="Frame8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3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4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5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6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7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03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04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01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02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199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00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97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198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4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5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6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91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92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3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8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9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0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6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187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3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4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5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0" draw:name="Shape3_16" draw:style-name="Mgr9" draw:text-style-name="MP1" svg:x1="12.726cm" svg:y1="0.399cm" svg:x2="20.496cm" svg:y2="0.36cm"><text:p/></draw:line><text:span text:style-name="MT72">Périmètre</text:span> : <text:span text:style-name="MT85">Périmètres et unités</text:span></text:p>
      </style:header>
      <style:header-left>
        <text:p text:style-name="MP57"><draw:line text:anchor-type="paragraph" draw:z-index="182" draw:name="Shape3_17" draw:style-name="Mgr9" draw:text-style-name="MP1" svg:x1="16.083cm" svg:y1="0.383cm" svg:x2="20.496cm" svg:y2="0.36cm"><text:p/></draw:line><text:span text:style-name="MT72">Périmètre</text:span> : <text:span text:style-name="MT85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81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7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8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9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75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draw:g text:anchor-type="paragraph" draw:z-index="176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1">Volume</text:span><text:span text:style-name="MT4"> </text:span></text:p></draw:text-box></draw:frame><draw:g text:anchor-type="paragraph" draw:z-index="174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171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72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173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2">Conversions d’unités : longueurs</text:span></text:p>
      </style:header>
      <style:header-left>
        <text:p text:style-name="_5f_Header_20_N_20_page_20_impaire_20__28_D_29_"><text:s/><text:span text:style-name="MT92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longueurs</text:span><text:span text:style-name="MT4"> </text:span></text:p></draw:text-box></draw:frame><draw:g text:anchor-type="paragraph" draw:z-index="168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9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0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93">masses</text:span></text:p>
      </style:header>
      <style:header-left>
        <text:p text:style-name="_5f_Header_20_N_20_page_20_impaire_20__28_D_29_"><text:s/><text:span text:style-name="MT92">Conversions d’unités : </text:span><text:span text:style-name="MT93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4">masses</text:span><text:span text:style-name="MT4"> </text:span></text:p></draw:text-box></draw:frame><draw:g text:anchor-type="paragraph" draw:z-index="165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6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>
      <style:header-left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-left>
      <style:footer>
        <text:p text:style-name="MP6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5">Masses</text:span><text:span text:style-name="MT4"> </text:span></text:p></draw:text-box></draw:frame><draw:g text:anchor-type="paragraph" draw:z-index="162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63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64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9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2">Conversions d’unités : </text:span><text:span text:style-name="MT98">Capacités</text:span></text:p>
      </style:header>
      <style:header-left>
        <text:p text:style-name="Header"><text:s/><text:span text:style-name="MT92">Conversions d’unités : </text:span><text:span text:style-name="MT9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9">capacités</text:span><text:span text:style-name="MT4"> </text:span></text:p></draw:text-box></draw:frame><draw:g text:anchor-type="paragraph" draw:z-index="159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0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1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98">Capacités</text:span></text:p>
      </style:header>
      <style:header-left>
        <text:p text:style-name="_5f_Header_20_N_20_page_20_impaire_20__28_D_29_"><text:span text:style-name="MT100">Conversions d’unités : </text:span><text:span text:style-name="MT98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1">Capacités</text:span><text:span text:style-name="MT4"> </text:span></text:p></draw:text-box></draw:frame><draw:g text:anchor-type="paragraph" draw:z-index="158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2">Conversions d’unités : </text:span><text:span text:style-name="MT102">Temps et d</text:span><text:span text:style-name="MT103">urées</text:span></text:p>
      </style:header>
      <style:header-left>
        <text:p text:style-name="Header"><text:s/><text:span text:style-name="MT92">Conversions d’unités : </text:span><text:span text:style-name="MT102">Temps et d</text:span><text:span text:style-name="MT103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55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6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7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>
      <style:header-left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53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54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04">temps et </text:span><text:span text:style-name="MT10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06">Temps et durées</text:span></text:p>
      </style:header>
      <style:header-left>
        <text:p text:style-name="_5f_Header_20_N_20_page_20_impaire_20__28_D_29_"><text:s/><text:span text:style-name="MT92">Conversions d’unités : </text:span><text:span text:style-name="MT106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7">Temps et </text:span><text:span text:style-name="MT108">Durée</text:span><text:span text:style-name="MT4"> </text:span></text:p></draw:text-box></draw:frame><draw:g text:anchor-type="paragraph" draw:z-index="150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1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2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9">Vitesse</text:span></text:p>
      </style:header>
      <style:header-left>
        <text:p text:style-name="_5f_Header_20_N_20_page_20_impaire_20__28_D_29_"><text:span text:style-name="MT100">Conversions d’unités : </text:span><text:span text:style-name="MT109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0">vitesse</text:span><text:span text:style-name="MT4"> </text:span></text:p></draw:text-box></draw:frame><draw:g text:anchor-type="paragraph" draw:z-index="148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49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1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2">Conversions d’unités : </text:span><text:span text:style-name="MT111">Aires</text:span></text:p>
      </style:header>
      <style:header-left>
        <text:p text:style-name="Header"><text:s/><text:span text:style-name="MT92">Conversions d’unités : </text:span><text:span text:style-name="MT11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2">aires</text:span></text:p></draw:text-box></draw:frame><draw:g text:anchor-type="paragraph" draw:z-index="145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6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7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0">Conversions d’unités : </text:span><text:span text:style-name="MT111">Aires</text:span></text:p>
      </style:header>
      <style:header-left>
        <text:p text:style-name="_5f_Header_20_N_20_page_20_paire_20__28_G_29_"><text:span text:style-name="MT100">Conversions d’unités : </text:span><text:span text:style-name="MT111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0">Conversions d’unités : </text:span><text:span text:style-name="MT112">Aires</text:span></text:h></draw:text-box></draw:frame><draw:g text:anchor-type="paragraph" draw:z-index="144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13">Problèmes</text:span></text:p>
      </style:header>
      <style:header-left>
        <text:p text:style-name="_5f_Header_20_N_20_page_20_paire_20__28_G_29_"><text:s/><text:span text:style-name="MT92">Conversions d’unités : </text:span><text:span text:style-name="MT113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42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5">Conversions d’unités </text:span><text:span text:style-name="MT4">: </text:span><text:span text:style-name="MT115">problèmes</text:span></text:p></draw:text-box></draw:frame><draw:g text:anchor-type="paragraph" draw:z-index="143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100">Conversions d’unités : </text:span><text:span text:style-name="MT113">Problèmes</text:span></text:p>
      </style:header>
      <style:header-left>
        <text:p text:style-name="MP65"><text:span text:style-name="MT100">Conversions d’unités : </text:span><text:span text:style-name="MT11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40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6">Conversions d’unités : </text:span><text:span text:style-name="MT114">problèmes</text:span></text:p></draw:text-box></draw:frame><draw:g text:anchor-type="paragraph" draw:z-index="141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37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8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9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6"><text:s text:c="15"/>A</text:span>ires : Aire et unité</text:p>
      </style:header>
      <style:header-left>
        <text:p text:style-name="MP66"><text:span text:style-name="MT116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36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34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35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2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3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30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7">coder</text:span></text:p></draw:text-box></draw:frame><draw:g text:anchor-type="paragraph" draw:z-index="131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header-left>
        <text:p text:style-name="MP70"><text:span text:style-name="MT122">Géométrie plane</text:span><text:span text:style-name="MT123"> : </text:span><text:span text:style-name="MT124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28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29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26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27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24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25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22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23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0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1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5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18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6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19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16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17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14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15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112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4">Repères du plan : se </text:span><text:span text:style-name="MT140">déplacer</text:span></text:p></draw:text-box></draw:frame><draw:g text:anchor-type="paragraph" draw:z-index="113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10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11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Repères du plan : Se repérer</text:p></draw:text-box></draw:frame><draw:g text:anchor-type="paragraph" draw:z-index="108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09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07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100" draw:name="Shape7_8" draw:style-name="Mgr9" draw:text-style-name="MP1" svg:x1="9.042cm" svg:y1="0.36cm" svg:x2="20.461cm" svg:y2="0.36cm"><text:p/></draw:line><draw:path text:anchor-type="paragraph" draw:z-index="101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02" draw:name="Shape6_2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>
      <style:header-left>
        <text:p text:style-name="MP80"><draw:line text:anchor-type="paragraph" draw:z-index="104" draw:name="Shape7_9" draw:style-name="Mgr9" draw:text-style-name="MP1" svg:x1="9.042cm" svg:y1="0.36cm" svg:x2="20.461cm" svg:y2="0.36cm"><text:p/></draw:line><draw:path text:anchor-type="paragraph" draw:z-index="105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06" draw:name="Shape6_5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03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6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99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6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7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8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2"><text:s text:c="15"/>A</text:span><text:span text:style-name="MT145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95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2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3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4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9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0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1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6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88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81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82" draw:name="Shape6_3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83" draw:name="Shape7_6" draw:style-name="Mgr9" draw:text-style-name="MP1" svg:x1="9.042cm" svg:y1="0.36cm" svg:x2="20.461cm" svg:y2="0.36cm"><text:p/></draw:line>T<text:span text:style-name="MT143">itre de la série</text:span></text:p>
      </style:header>
      <style:header-left>
        <text:p text:style-name="MP80"><draw:path text:anchor-type="paragraph" draw:z-index="85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86" draw:name="Shape6_4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87" draw:name="Shape7_3" draw:style-name="Mgr9" draw:text-style-name="MP1" svg:x1="9.042cm" svg:y1="0.36cm" svg:x2="20.461cm" svg:y2="0.36cm"><text:p/></draw:line>T<text:span text:style-name="MT143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84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6">Volumes : </text:span><text:span text:style-name="MT147">Calculs et conversions</text:span></text:p>
      </style:header>
      <style:header-left>
        <text:p text:style-name="_5f_Header_20_M_20_page_20_paire_20__28_G_29_"><text:span text:style-name="MT146">Volumes : </text:span><text:span text:style-name="MT147">Calculs et conversions</text:span></text:p>
      </style:header-left>
      <style:footer>
        <text:list xml:id="list1359614602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79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82535658881244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80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77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78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44">Géométrie plane</text:span> : <text:span text:style-name="MT149">D</text:span><text:span text:style-name="MT44">roites, </text:span><text:span text:style-name="MT150">demi-droites </text:span><text:span text:style-name="MT151">&amp; </text:span><text:span text:style-name="MT150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75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48">droites, </text:span><text:span text:style-name="MT152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76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2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6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74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3">Aires</text:span><text:span text:style-name="MT75"> <text:s/>: </text:span><text:span text:style-name="MT153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1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2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3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4">Aires </text:span>: <text:span text:style-name="MT154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8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9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0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6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67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header-left>
        <text:p text:style-name="MP95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65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66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63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8">G</text:span><text:span text:style-name="MT159">éométrie </text:span><text:span text:style-name="MT160">plane </text:span><text:span text:style-name="MT159">: </text:span><text:span text:style-name="MT160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64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8">G</text:span><text:span text:style-name="MT159">éométrie </text:span><text:span text:style-name="MT161">plane</text:span><text:span text:style-name="MT159"> : </text:span><text:span text:style-name="MT161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59" draw:name="Shape9" draw:style-name="Mgr1" draw:text-style-name="MP1" svg:x1="11.559cm" svg:y1="0.36cm" svg:x2="20.5cm" svg:y2="0.36cm"><text:p/></draw:line><draw:frame text:anchor-type="paragraph" draw:z-index="60" draw:name="Shape8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path text:anchor-type="paragraph" draw:z-index="61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62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62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63">Éléments de géométrie</text:span> • <text:span text:style-name="MT163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58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5">Constructions géométriques : </text:span><text:span text:style-name="MT156">Reproduire</text:span></text:p>
      </style:header>
      <style:header-left>
        <text:p text:style-name="MP104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7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4">Constructions géométriques : </text:span><text:span text:style-name="MT165">Reproduire</text:span></text:p>
      </style:header>
      <style:header-left>
        <text:p text:style-name="_5f_Header_20_G_20_page_20_paire_20__28_G_29_"><text:span text:style-name="MT164">Constructions géométriques : </text:span><text:span text:style-name="MT165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55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58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6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53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54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4">Constructions géométriques : </text:span><text:span text:style-name="MT166">Rédiger</text:span></text:p>
      </style:header>
      <style:header-left>
        <text:p text:style-name="_5f_Header_20_G_20_page_20_paire_20__28_G_29_"><text:span text:style-name="MT164">Constructions géométriques : </text:span><text:span text:style-name="MT166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52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67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8">S</text:span>olides : <text:span text:style-name="MT168">Vocabulaire, nature</text:span></text:p>
      </style:header>
      <style:header-left>
        <text:p text:style-name="_5f_Header_20_G_20_page_20_impaire_20__28_D_29_"><text:span text:style-name="MT168">S</text:span>olides : <text:span text:style-name="MT168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50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solides : Vocabulaire, NatuRE</text:p></draw:text-box></draw:frame><draw:g text:anchor-type="paragraph" draw:z-index="51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header-left>
        <text:p text:style-name="MP72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8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9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8">S</text:span>olides : <text:span text:style-name="MT169">Perspective cavalière</text:span></text:p>
      </style:header>
      <style:header-left>
        <text:p text:style-name="_5f_Header_20_G_20_page_20_impaire_20__28_D_29_"><text:span text:style-name="MT168">S</text:span>olides : <text:span text:style-name="MT169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46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1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47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1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72">Patrons</text:span></text:p>
      </style:header>
      <style:header-left>
        <text:p text:style-name="_5f_Header_20_G_20_page_20_paire_20__28_G_29_"><text:span text:style-name="MT133">Solides : </text:span><text:span text:style-name="MT172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<text:span text:style-name="MT173">patrons</text:span></text:p></draw:text-box></draw:frame><draw:g text:anchor-type="paragraph" draw:z-index="44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3">patrons</text:span></text:h></draw:text-box></draw:frame><draw:g text:anchor-type="paragraph" draw:z-index="45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8">S</text:span>olides : <text:span text:style-name="MT174">Patrons</text:span></text:p>
      </style:header>
      <style:header-left>
        <text:p text:style-name="_5f_Header_20_G_20_page_20_impaire_20__28_D_29_"><text:span text:style-name="MT168">S</text:span>olides : <text:span text:style-name="MT174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42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5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43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5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0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1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8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9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36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37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4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5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79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32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81">ymétrie axiale : </text:span><text:span text:style-name="MT182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33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9">S</text:span><text:span text:style-name="MT181">ymétrie axiale : </text:span><text:span text:style-name="MT182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0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9">Symétrie axiale : constructions</text:p></draw:text-box></draw:frame><draw:g text:anchor-type="paragraph" draw:z-index="31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8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29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header-left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6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7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3">Symétrie axiale</text:span><text:span text:style-name="MT47"> : </text:span><text:span text:style-name="MT184">Axes de symétrie de figures</text:span></text:p>
      </style:header>
      <style:header-left>
        <text:p text:style-name="MP111"><text:span text:style-name="MT183">Symétrie axiale</text:span><text:span text:style-name="MT47"> : </text:span><text:span text:style-name="MT184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24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25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2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3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20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1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8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9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6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7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0" draw:name="Shape3_0" draw:style-name="Mgr14" draw:text-style-name="MP1" svg:x1="10.893cm" svg:y1="0.403cm" svg:x2="20.503cm" svg:y2="0.327cm"><text:p/></draw:line><draw:path text:anchor-type="char" draw:z-index="11" draw:name="Shape1_3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4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13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12" draw:name="Shape4_130" draw:style-name="Mgr2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5" draw:name="Shape4_264" draw:style-name="Mgr2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8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9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7" text:anchor-type="paragraph" svg:x="10.402cm" svg:y="-0.06cm" draw:z-index="0"><draw:text-box fo:min-height="0.499cm" fo:min-width="7.096cm"><draw:frame draw:style-name="Mfr2" draw:name="Frame24" text:anchor-type="frame" svg:x="0.45cm" svg:y="0.079cm" svg:width="0.817cm" draw:z-index="0"><draw:text-box fo:min-height="0.355cm"><text:p text:style-name="MP3"><draw:g text:anchor-type="paragraph" draw:z-index="339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40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2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2" text:anchor-type="paragraph" svg:y="-0.06cm" draw:z-index="0"><draw:text-box fo:min-height="0.499cm" fo:min-width="3cm"><draw:frame draw:style-name="Mfr2" draw:name="Frame6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1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3" text:anchor-type="paragraph" svg:y="-0.06cm" draw:z-index="0"><draw:text-box fo:min-height="0.499cm" fo:min-width="3cm"><draw:frame draw:style-name="Mfr2" draw:name="Frame10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2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3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2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4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5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6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185">Volumes</text:span></text:p>
      </style:header>
      <style:header-left>
        <text:p text:style-name="_5f_Header_20_M_20_page_20_paire_20__28_G_29_"><text:span text:style-name="MT186">Conversions d’unités</text:span> : <text:span text:style-name="MT186">Volumes</text:span></text:p>
      </style:header-left>
      <style:footer>
        <text:p text:style-name="MP58"><draw:frame draw:style-name="Mfr3" draw:name="Frame323" text:anchor-type="paragraph" svg:x="10.402cm" svg:y="-0.06cm" draw:z-index="347"><draw:text-box fo:min-height="0.499cm" fo:min-width="7.096cm"><draw:frame draw:style-name="Mfr2" draw:name="Frame34" text:anchor-type="frame" svg:x="0.45cm" svg:y="0.079cm" svg:width="0.817cm" draw:z-index="348"><draw:text-box fo:min-height="0.355cm"><text:p text:style-name="MP3"><draw:g text:anchor-type="paragraph" draw:z-index="349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56"><text:span text:style-name="MT88">Conversions d’unités</text:span><text:span text:style-name="MT75"> : </text:span><text:span text:style-name="MT187">VOLUMES</text:span></text:p></draw:text-box></draw:frame></text:p>
      </style:footer>
      <style:footer-left>
        <text:p text:style-name="MP58"><draw:g text:anchor-type="paragraph" draw:z-index="350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351"><draw:text-box fo:min-height="0.499cm" fo:min-width="7.096cm"><draw:frame draw:style-name="Mfr2" draw:name="Frame36" text:anchor-type="frame" svg:x="0.45cm" svg:y="0.079cm" svg:width="0.817cm" draw:z-index="352"><draw:text-box fo:min-height="0.355cm"><text:p text:style-name="MP3"><text:page-number text:select-page="current">2</text:page-number></text:p></draw:text-box></draw:frame><text:p text:style-name="MP56"><text:span text:style-name="MT188">Conversions d’unités</text:span><text:span text:style-name="MT75"> : </text:span><text:span text:style-name="MT188">VOlu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353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54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M. KHARROUBI</meta:initial-creator>
    <meta:creation-date>2021-04-24T12:32:00.637000000</meta:creation-date>
    <meta:editing-duration>PT21M14S</meta:editing-duration>
    <meta:editing-cycles>9</meta:editing-cycles>
    <meta:generator>LibreOffice/7.1.4.2$Linux_X86_64 LibreOffice_project/a529a4fab45b75fefc5b6226684193eb000654f6</meta:generator>
    <dc:description>Fiche 8 - série 7</dc:description>
    <dc:title>Conversions d’unités : Volumes - Corrigé</dc:title>
    <dc:date>2021-09-04T18:25:32.049374436</dc:date>
    <meta:document-statistic meta:table-count="1" meta:image-count="0" meta:object-count="0" meta:page-count="2" meta:paragraph-count="859" meta:word-count="3475" meta:character-count="20909" meta:non-whitespace-character-count="17931"/>
  </office:meta>
</office:document-meta>
</file>